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202124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1c1e21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38%" style:writing-mode="lr-tb"/>
    </style:style>
    <style:style style:name="P8" style:family="paragraph" style:parent-style-name="Text_20_body">
      <style:paragraph-properties fo:margin-top="0in" fo:margin-bottom="0.1665in" fo:line-height="138%" fo:background-color="#ffffff" fo:padding="0in" fo:border="none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.1665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Heading_20_4">
      <style:paragraph-properties fo:margin-top="0.1665in" fo:margin-bottom="0in" fo:line-height="138%" fo:background-color="#ffffff" fo:padding="0in" fo:border="none" style:writing-mode="lr-tb">
        <style:background-image/>
      </style:paragraph-properties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1665in" fo:margin-bottom="0.1665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Heading_20_4">
      <style:paragraph-properties fo:margin-top="0.1665in" fo:margin-bottom="0.1665in" fo:line-height="138%" fo:background-color="#ffffff" style:writing-mode="lr-tb">
        <style:background-image/>
      </style:paragraph-properties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P13" style:family="paragraph" style:parent-style-name="Heading_20_3">
      <style:paragraph-properties fo:margin-top="0.222in" fo:margin-bottom="0.0555in" fo:line-height="138%" style:writing-mode="lr-tb"/>
      <style:text-properties fo:font-variant="normal" fo:text-transform="none" fo:color="#434343" style:text-line-through-style="none" style:font-name="Arial1" fo:font-size="14pt" fo:font-style="normal" style:text-underline-style="none" fo:font-weight="bold" style:text-blinking="false" fo:background-color="transparent"/>
    </style:style>
    <style:style style:name="P14" style:family="paragraph" style:parent-style-name="Heading_20_2">
      <style:paragraph-properties fo:margin-top="0.25in" fo:margin-bottom="0.0835in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5" style:family="paragraph" style:parent-style-name="Heading_20_2">
      <style:paragraph-properties fo:margin-top="0.25in" fo:margin-bottom="0.0835in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P16" style:family="paragraph" style:parent-style-name="Heading_20_1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17" style:family="paragraph" style:parent-style-name="Heading_20_1">
      <style:paragraph-properties fo:margin-top="0.278in" fo:margin-bottom="0.0835in" fo:line-height="138%" style:writing-mode="lr-tb"/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.1665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">
      <style:paragraph-properties fo:margin-top="0.1665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3">
      <style:paragraph-properties fo:margin-top="0.1665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4">
      <style:paragraph-properties fo:margin-top="0.1665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">
      <style:paragraph-properties fo:margin-top="0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">
      <style:paragraph-properties fo:margin-top="0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3">
      <style:paragraph-properties fo:margin-top="0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4">
      <style:paragraph-properties fo:margin-top="0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5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6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7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8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9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0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">
      <style:paragraph-properties fo:margin-top="0in" fo:margin-bottom="0.1665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2">
      <style:paragraph-properties fo:margin-top="0in" fo:margin-bottom="0.1665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3">
      <style:paragraph-properties fo:margin-top="0in" fo:margin-bottom="0.1665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4">
      <style:paragraph-properties fo:margin-top="0in" fo:margin-bottom="0.1665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bookmark text:name="docs-internal-guid-d3def903-7fff-7ad6-c645-ac944f18b2e9"/>Customer</text:h>
      <text:p text:style-name="P2">Youtube Videos</text:p>
      <text:h text:style-name="P14" text:outline-level="2">Web Page</text:h>
      <text:p text:style-name="P7"><text:a xlink:type="simple" xlink:href="https://www.youtube.com/" text:style-name="Internet_20_link" text:visited-style-name="Visited_20_Internet_20_Link"><text:span text:style-name="T1">https://www.youtube.com/</text:span></text:a></text:p>
      <text:h text:style-name="P17" text:outline-level="1">Requirements</text:h>
      <text:p text:style-name="P3">The customer wants to have an automation framework and tests set and running, to get a report with results every day.</text:p>
      <text:h text:style-name="P14" text:outline-level="2">Pages</text:h>
      <text:h text:style-name="P13" text:outline-level="3">Home Page</text:h>
      <text:p text:style-name="P8">The Home Page is divided in 3 main parts</text:p>
      <text:list xml:id="list6152687641043916031" text:style-name="L1">
        <text:list-item>
          <text:p text:style-name="P18">Header</text:p>
        </text:list-item>
        <text:list-item>
          <text:p text:style-name="P22">Left Menu</text:p>
        </text:list-item>
        <text:list-item>
          <text:p text:style-name="P32">Main Area</text:p>
        </text:list-item>
      </text:list>
      <text:h text:style-name="P10" text:outline-level="4">Header Area</text:h>
      <text:p text:style-name="P9">I want to validate the following scenarios</text:p>
      <text:list xml:id="list5798060146914570008" text:style-name="L2">
        <text:list-item>
          <text:p text:style-name="P19">As a non-logged user, I should be able to have a button in the header to Login with my account at the right-top side of the page</text:p>
        </text:list-item>
        <text:list-item>
          <text:p text:style-name="P23">As a non-logged user, I should be able to search for videos in the search field area in the header.</text:p>
          <text:list>
            <text:list-item>
              <text:p text:style-name="P23">The field should have the input text component</text:p>
            </text:list-item>
            <text:list-item>
              <text:p text:style-name="P23">The button to search on the right side</text:p>
            </text:list-item>
            <text:list-item>
              <text:p text:style-name="P23">If the user clicks on the button or trigger the “Enter” key, it should load a list of videos related to the search string in the Main Area.</text:p>
            </text:list-item>
          </text:list>
        </text:list-item>
        <text:list-item>
          <text:p text:style-name="P33">As a non-logged user, I should be able to view the left menu and collapse it to a minimal view with hamburger button in the header area</text:p>
        </text:list-item>
      </text:list>
      <text:h text:style-name="P10" text:outline-level="4"><text:soft-page-break/>Main Area</text:h>
      <text:p text:style-name="P3">I want to validate the following scenarios</text:p>
      <text:list xml:id="list226557908802530748" text:style-name="L3">
        <text:list-item>
          <text:p text:style-name="P20">As a non-logged user, I should be able to have different areas in the Main Area with different video categories, each area should have at least 5 videos.</text:p>
          <text:list>
            <text:list-item>
              <text:p text:style-name="P24">Recomendados</text:p>
            </text:list-item>
            <text:list-item>
              <text:p text:style-name="P24">Noticias de Ultimo Momento</text:p>
            </text:list-item>
            <text:list-item>
              <text:p text:style-name="P24">Tendencias</text:p>
            </text:list-item>
          </text:list>
        </text:list-item>
        <text:list-item>
          <text:p text:style-name="P24">The video component should have the following items:</text:p>
          <text:list>
            <text:list-item>
              <text:p text:style-name="P24">Video Title</text:p>
            </text:list-item>
            <text:list-item>
              <text:p text:style-name="P24">Author</text:p>
            </text:list-item>
            <text:list-item>
              <text:p text:style-name="P24">Views</text:p>
            </text:list-item>
            <text:list-item>
              <text:p text:style-name="P24">Video Thumbnail</text:p>
            </text:list-item>
          </text:list>
        </text:list-item>
        <text:list-item>
          <text:p text:style-name="P34">If the user clicks on a video thumbnail or video title, it should take the user to the Video Details Page.</text:p>
        </text:list-item>
      </text:list>
      <text:p text:style-name="P11">Searching scenario</text:p>
      <text:list xml:id="list7228502394390674111" text:style-name="L4">
        <text:list-item>
          <text:p text:style-name="P21">If a string is entered in the search field, each video in the list of videos in the main area should contain the desired search string.</text:p>
        </text:list-item>
        <text:list-item>
          <text:p text:style-name="P25">Each video item should contain the following items</text:p>
          <text:list>
            <text:list-item>
              <text:p text:style-name="P25">Video title</text:p>
            </text:list-item>
            <text:list-item>
              <text:p text:style-name="P25">Video Description</text:p>
            </text:list-item>
            <text:list-item>
              <text:p text:style-name="P25">Author</text:p>
            </text:list-item>
            <text:list-item>
              <text:p text:style-name="P25">Views</text:p>
            </text:list-item>
            <text:list-item>
              <text:p text:style-name="P25">Since when the video was created</text:p>
            </text:list-item>
          </text:list>
        </text:list-item>
        <text:list-item>
          <text:p text:style-name="P35">If a user clicks on a video item in the list, it should take the user to the video details page.</text:p>
        </text:list-item>
      </text:list>
      <text:h text:style-name="P12" text:outline-level="4">Left Menu area</text:h>
      <text:list xml:id="list3183291850994941671" text:style-name="L5">
        <text:list-item>
          <text:p text:style-name="P26">The left menu area should have the following options</text:p>
          <text:list>
            <text:list-item>
              <text:p text:style-name="P26">Principal</text:p>
            </text:list-item>
            <text:list-item>
              <text:p text:style-name="P26">Tendencies</text:p>
            </text:list-item>
            <text:list-item>
              <text:p text:style-name="P26">Subscriptions</text:p>
            </text:list-item>
            <text:list-item>
              <text:p text:style-name="P26">Biblioteca</text:p>
            </text:list-item>
            <text:list-item>
              <text:p text:style-name="P26">Historial</text:p>
            </text:list-item>
          </text:list>
        </text:list-item>
      </text:list>
      <text:p text:style-name="Text_20_body"><text:soft-page-break/></text:p>
      <text:h text:style-name="P13" text:outline-level="3">Video Details Page</text:h>
      <text:p text:style-name="P3">As a user, if I click on a video item, it should lead me to the Video Details page where I can watch the video, see comments and see related videos. The video details page should have the following components:</text:p>
      <text:list xml:id="list1937600525408761644" text:style-name="L6">
        <text:list-item>
          <text:p text:style-name="P27">Same Header</text:p>
        </text:list-item>
        <text:list-item>
          <text:p text:style-name="P27">A list of related content on the right side of the page</text:p>
        </text:list-item>
        <text:list-item>
          <text:p text:style-name="P27">Player</text:p>
        </text:list-item>
        <text:list-item>
          <text:p text:style-name="P27">Video Information</text:p>
          <text:list>
            <text:list-item>
              <text:p text:style-name="P27">Title</text:p>
            </text:list-item>
            <text:list-item>
              <text:p text:style-name="P27">Views</text:p>
            </text:list-item>
            <text:list-item>
              <text:p text:style-name="P27">Likes</text:p>
            </text:list-item>
            <text:list-item>
              <text:p text:style-name="P27">Dislikes</text:p>
            </text:list-item>
            <text:list-item>
              <text:p text:style-name="P27">Description</text:p>
            </text:list-item>
          </text:list>
        </text:list-item>
        <text:list-item>
          <text:p text:style-name="P27">Comments</text:p>
        </text:list-item>
      </text:list>
      <text:p text:style-name="P1"><text:line-break/><text:line-break/></text:p>
      <text:h text:style-name="P17" text:outline-level="1">Dead Line</text:h>
      <text:p text:style-name="P3">TBD</text:p>
      <text:p text:style-name="P1"><text:line-break/></text:p>
      <text:h text:style-name="P17" text:outline-level="1">Teams</text:h>
      <text:p text:style-name="P2">Equipo 1</text:p>
      <text:p text:style-name="P3">Maricela Romero</text:p>
      <text:p text:style-name="P3">Dayana Rodriguez</text:p>
      <text:p text:style-name="P3">Eder Adrian Montaño Ramos</text:p>
      <text:p text:style-name="P3">Eduardo Avila Carranza</text:p>
      <text:p text:style-name="P3">Janeth Viridiana</text:p>
      <text:p text:style-name="P4">Jonathan Rojas</text:p>
      <text:p text:style-name="P5">Juan Carlos Rodriguez</text:p>
      <text:p text:style-name="Text_20_body"/>
      <text:p text:style-name="P2"><text:soft-page-break/>Equipo 2</text:p>
      <text:p text:style-name="P4">Bernardo Cabrera</text:p>
      <text:p text:style-name="P4">Adriana Benitez</text:p>
      <text:p text:style-name="P3">Eduardo Olivares</text:p>
      <text:p text:style-name="P6">Josue Pinto</text:p>
      <text:p text:style-name="P6">Mary D Delgado</text:p>
      <text:p text:style-name="P6">Veronica Garcia</text:p>
      <text:p text:style-name="P6">Mauricio Berumen Mejía</text:p>
      <text:p text:style-name="Text_20_body"/>
      <text:p text:style-name="P2">Equipo 3</text:p>
      <text:p text:style-name="P3">Alberto Picasso</text:p>
      <text:p text:style-name="P4">Carlos Omar Vela Soto</text:p>
      <text:p text:style-name="P4">Cynthia Urbano Romero</text:p>
      <text:p text:style-name="P4">Dulce María Gómez Barranco</text:p>
      <text:p text:style-name="P4">Luis Antonio Duran Piera</text:p>
      <text:p text:style-name="P4">Marisol Marquez</text:p>
      <text:p text:style-name="P4">Elvia Larios</text:p>
      <text:p text:style-name="Text_20_body"/>
      <text:p text:style-name="P2">Primera Fase</text:p>
      <text:p text:style-name="P3">Test Plan</text:p>
      <text:list xml:id="list1298989610987278149" text:style-name="L7">
        <text:list-item>
          <text:p text:style-name="P28">Test Cases</text:p>
        </text:list-item>
        <text:list-item>
          <text:p text:style-name="P28">Regression Plan</text:p>
        </text:list-item>
        <text:list-item>
          <text:p text:style-name="P28">Suite Principal</text:p>
        </text:list-item>
      </text:list>
      <text:list xml:id="list3190162659868600945" text:style-name="L8">
        <text:list-item>
          <text:p text:style-name="P29">Definir Diagrama de UML para el framework de Automatizacion</text:p>
        </text:list-item>
        <text:list-item>
          <text:p text:style-name="P29">Crear un repositorio de Github.</text:p>
        </text:list-item>
        <text:list-item>
          <text:p text:style-name="P29">Agregar a todos los demas.</text:p>
        </text:list-item>
      </text:list>
      <text:p text:style-name="P1"><text:line-break/></text:p>
      <text:p text:style-name="P2">Segunda Fase</text:p>
      <text:list xml:id="list2235468728531234781" text:style-name="L9">
        <text:list-item>
          <text:p text:style-name="P30">Generar proyecto de Java + Maven</text:p>
        </text:list-item>
        <text:list-item>
          <text:p text:style-name="P30">Agregar dependencias</text:p>
        </text:list-item>
        <text:list-item>
          <text:p text:style-name="P30">Con el diagrama de UML van a empezar a escribir los page objects, solo metodos y atributos, sin escribir la forma de acceder a ellos</text:p>
        </text:list-item>
        <text:list-item>
          <text:p text:style-name="P30">TDD - Test Driven Development, escribir test cases en java, sin logica de testing, basandose en el test plan, solo cascaron.</text:p>
        </text:list-item>
      </text:list>
      <text:p text:style-name="Text_20_body"/>
      <text:h text:style-name="P15" text:outline-level="2"><text:soft-page-break/>Tercera Fase</text:h>
      <text:list xml:id="list7313986244360350393" text:style-name="L10">
        <text:list-item>
          <text:p text:style-name="P31">Escribir la logica de testing en cada de uno de los test cases que escribio el equipo 2 en la segunda fase</text:p>
        </text:list-item>
        <text:list-item>
          <text:p text:style-name="P31">Va a terminar de escribir la forma de acceso a los elementos web, XPATHS, CSS Selector</text:p>
        </text:list-item>
        <text:list-item>
          <text:p text:style-name="P31">Creacion de reportes con  Allure</text:p>
        </text:list-item>
      </text:list>
      <text:p text:style-name="Text_20_body"/>
      <text:h text:style-name="P15" text:outline-level="2">Cuarta Fase</text:h>
      <text:p text:style-name="P3">ASEGURARSE QUE TODO FUNCIONE COMO LO ESPERADO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7T19:55:22.65</meta:creation-date>
    <dc:date>2020-07-27T19:56:17.48</dc:date>
    <meta:editing-duration>PT57S</meta:editing-duration>
    <meta:editing-cycles>1</meta:editing-cycles>
    <meta:generator>OpenOffice/4.1.7$Win32 OpenOffice.org_project/417m1$Build-9800</meta:generator>
    <meta:document-statistic meta:table-count="0" meta:image-count="0" meta:object-count="0" meta:page-count="5" meta:paragraph-count="110" meta:word-count="662" meta:character-count="3454"/>
  </office:meta>
</office:document-meta>
</file>